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Region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Region.ResourceRegion( Resource resource , long position , long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urceRegion.get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Region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